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ffe63"/>
    </style:style>
    <style:style style:name="P3" style:family="paragraph" style:parent-style-name="Standard">
      <style:paragraph-properties fo:text-align="justify" style:justify-single-word="false"/>
      <style:text-properties officeooo:paragraph-rsid="001c065e"/>
    </style:style>
    <style:style style:name="P4" style:family="paragraph" style:parent-style-name="Standard">
      <style:paragraph-properties fo:text-align="justify" style:justify-single-word="false"/>
      <style:text-properties officeooo:rsid="000ead80" officeooo:paragraph-rsid="000ead80"/>
    </style:style>
    <style:style style:name="P5" style:family="paragraph" style:parent-style-name="Standard">
      <style:paragraph-properties fo:text-align="justify" style:justify-single-word="false"/>
      <style:text-properties officeooo:rsid="000f99e6" officeooo:paragraph-rsid="000f99e6"/>
    </style:style>
    <style:style style:name="P6" style:family="paragraph" style:parent-style-name="Standard">
      <style:paragraph-properties fo:text-align="justify" style:justify-single-word="false"/>
      <style:text-properties officeooo:rsid="001081ba" officeooo:paragraph-rsid="001081ba"/>
    </style:style>
    <style:style style:name="P7" style:family="paragraph" style:parent-style-name="Standard">
      <style:paragraph-properties fo:text-align="justify" style:justify-single-word="false"/>
      <style:text-properties officeooo:rsid="0011c398" officeooo:paragraph-rsid="00149553"/>
    </style:style>
    <style:style style:name="P8" style:family="paragraph" style:parent-style-name="Standard">
      <style:paragraph-properties fo:text-align="justify" style:justify-single-word="false"/>
      <style:text-properties officeooo:rsid="00164aa4" officeooo:paragraph-rsid="00164aa4"/>
    </style:style>
    <style:style style:name="P9" style:family="paragraph" style:parent-style-name="Standard">
      <style:paragraph-properties fo:text-align="justify" style:justify-single-word="false"/>
      <style:text-properties officeooo:rsid="0018b4a7" officeooo:paragraph-rsid="0018b4a7"/>
    </style:style>
    <style:style style:name="P10" style:family="paragraph" style:parent-style-name="Standard">
      <style:paragraph-properties fo:text-align="justify" style:justify-single-word="false"/>
      <style:text-properties fo:font-weight="bold" officeooo:rsid="001c065e" officeooo:paragraph-rsid="001c065e" style:font-weight-asian="bold" style:font-weight-complex="bold"/>
    </style:style>
    <style:style style:name="P11" style:family="paragraph" style:parent-style-name="Standard">
      <style:paragraph-properties fo:text-align="end" style:justify-single-word="false"/>
      <style:text-properties fo:font-weight="bold" officeooo:rsid="001e5fda" officeooo:paragraph-rsid="001e5fda" style:font-weight-asian="bold" style:font-weight-complex="bold"/>
    </style:style>
    <style:style style:name="P12" style:family="paragraph" style:parent-style-name="Standard">
      <style:paragraph-properties fo:text-align="end" style:justify-single-word="false"/>
      <style:text-properties fo:font-weight="bold" officeooo:rsid="001e5fda" officeooo:paragraph-rsid="0023e832" style:font-weight-asian="bold" style:font-weight-complex="bold"/>
    </style:style>
    <style:style style:name="P13" style:family="paragraph" style:parent-style-name="Standard">
      <style:paragraph-properties fo:text-align="end" style:justify-single-word="false"/>
      <style:text-properties fo:font-weight="bold" officeooo:rsid="001f0211" officeooo:paragraph-rsid="00213f4c" style:font-weight-asian="bold" style:font-weight-complex="bold"/>
    </style:style>
    <style:style style:name="P14" style:family="paragraph" style:parent-style-name="Standard">
      <style:paragraph-properties fo:text-align="justify" style:justify-single-word="false"/>
      <style:text-properties fo:font-weight="bold" officeooo:rsid="00213f4c" officeooo:paragraph-rsid="00213f4c" style:font-weight-asian="bold" style:font-weight-complex="bold"/>
    </style:style>
    <style:style style:name="P15" style:family="paragraph" style:parent-style-name="Standard">
      <style:paragraph-properties fo:text-align="end" style:justify-single-word="false"/>
      <style:text-properties fo:font-weight="bold" officeooo:rsid="00213f4c" officeooo:paragraph-rsid="00213f4c" style:font-weight-asian="bold" style:font-weight-complex="bold"/>
    </style:style>
    <style:style style:name="P16" style:family="paragraph" style:parent-style-name="Standard">
      <style:paragraph-properties fo:text-align="end" style:justify-single-word="false"/>
      <style:text-properties fo:font-weight="bold" officeooo:rsid="002529ce" officeooo:paragraph-rsid="002529ce" style:font-weight-asian="bold" style:font-weight-complex="bold"/>
    </style:style>
    <style:style style:name="P17" style:family="paragraph" style:parent-style-name="Standard">
      <style:paragraph-properties fo:text-align="justify" style:justify-single-word="false"/>
      <style:text-properties fo:font-weight="bold" officeooo:rsid="002a23f3" officeooo:paragraph-rsid="002a23f3" style:font-weight-asian="bold" style:font-weight-complex="bold"/>
    </style:style>
    <style:style style:name="P18" style:family="paragraph" style:parent-style-name="Standard">
      <style:paragraph-properties fo:text-align="justify" style:justify-single-word="false"/>
      <style:text-properties officeooo:rsid="001de957" officeooo:paragraph-rsid="001de957"/>
    </style:style>
    <style:style style:name="P19" style:family="paragraph" style:parent-style-name="Standard">
      <style:paragraph-properties fo:text-align="justify" style:justify-single-word="false"/>
      <style:text-properties officeooo:rsid="001e5fda" officeooo:paragraph-rsid="001e5fda"/>
    </style:style>
    <style:style style:name="P20" style:family="paragraph" style:parent-style-name="Standard">
      <style:paragraph-properties fo:text-align="justify" style:justify-single-word="false"/>
      <style:text-properties officeooo:rsid="001f0211" officeooo:paragraph-rsid="001f0211"/>
    </style:style>
    <style:style style:name="P21" style:family="paragraph" style:parent-style-name="Standard">
      <style:paragraph-properties fo:text-align="justify" style:justify-single-word="false"/>
      <style:text-properties officeooo:rsid="001f0211" officeooo:paragraph-rsid="00213f4c"/>
    </style:style>
    <style:style style:name="P22" style:family="paragraph" style:parent-style-name="Standard">
      <style:paragraph-properties fo:text-align="justify" style:justify-single-word="false"/>
      <style:text-properties officeooo:rsid="001f9001" officeooo:paragraph-rsid="001f9001"/>
    </style:style>
    <style:style style:name="P23" style:family="paragraph" style:parent-style-name="Standard">
      <style:paragraph-properties fo:text-align="justify" style:justify-single-word="false"/>
      <style:text-properties officeooo:rsid="001ffe63" officeooo:paragraph-rsid="001ffe63"/>
    </style:style>
    <style:style style:name="P24" style:family="paragraph" style:parent-style-name="Standard">
      <style:paragraph-properties fo:text-align="justify" style:justify-single-word="false"/>
      <style:text-properties officeooo:rsid="00221e65" officeooo:paragraph-rsid="00221e65"/>
    </style:style>
    <style:style style:name="P25" style:family="paragraph" style:parent-style-name="Standard">
      <style:paragraph-properties fo:text-align="justify" style:justify-single-word="false"/>
      <style:text-properties officeooo:rsid="002529ce" officeooo:paragraph-rsid="002529ce"/>
    </style:style>
    <style:style style:name="P26" style:family="paragraph" style:parent-style-name="Standard">
      <style:paragraph-properties fo:text-align="justify" style:justify-single-word="false"/>
      <style:text-properties officeooo:rsid="002529ce" officeooo:paragraph-rsid="0026a96a"/>
    </style:style>
    <style:style style:name="P27" style:family="paragraph" style:parent-style-name="Standard">
      <style:paragraph-properties fo:text-align="justify" style:justify-single-word="false"/>
      <style:text-properties fo:font-weight="normal" officeooo:rsid="00287d3c" officeooo:paragraph-rsid="0028acd0" style:font-weight-asian="normal" style:font-weight-complex="normal"/>
    </style:style>
    <style:style style:name="P28" style:family="paragraph" style:parent-style-name="Standard">
      <style:paragraph-properties fo:text-align="justify" style:justify-single-word="false"/>
      <style:text-properties fo:font-weight="normal" officeooo:rsid="00287d3c" officeooo:paragraph-rsid="0029a089" style:font-weight-asian="normal" style:font-weight-complex="normal"/>
    </style:style>
    <style:style style:name="P29" style:family="paragraph" style:parent-style-name="Standard">
      <style:paragraph-properties fo:text-align="justify" style:justify-single-word="false"/>
      <style:text-properties fo:font-weight="normal" officeooo:rsid="0028acd0" officeooo:paragraph-rsid="0028acd0" style:font-weight-asian="normal" style:font-weight-complex="normal"/>
    </style:style>
    <style:style style:name="P30" style:family="paragraph" style:parent-style-name="Standard">
      <style:paragraph-properties fo:text-align="justify" style:justify-single-word="false"/>
      <style:text-properties fo:font-weight="normal" officeooo:rsid="0028acd0" officeooo:paragraph-rsid="0029a089" style:font-weight-asian="normal" style:font-weight-complex="normal"/>
    </style:style>
    <style:style style:name="P31" style:family="paragraph" style:parent-style-name="Standard">
      <style:paragraph-properties fo:text-align="justify" style:justify-single-word="false"/>
      <style:text-properties fo:font-weight="normal" officeooo:rsid="0028fa4c" officeooo:paragraph-rsid="0028fa4c" style:font-weight-asian="normal" style:font-weight-complex="normal"/>
    </style:style>
    <style:style style:name="P32" style:family="paragraph" style:parent-style-name="Standard">
      <style:paragraph-properties fo:text-align="justify" style:justify-single-word="false"/>
      <style:text-properties fo:font-weight="normal" officeooo:rsid="0029a089" officeooo:paragraph-rsid="0029a089" style:font-weight-asian="normal" style:font-weight-complex="normal"/>
    </style:style>
    <style:style style:name="P33" style:family="paragraph" style:parent-style-name="Standard">
      <style:paragraph-properties fo:text-align="justify" style:justify-single-word="false"/>
      <style:text-properties fo:font-weight="normal" officeooo:rsid="002a23f3" officeooo:paragraph-rsid="002a23f3" style:font-weight-asian="normal" style:font-weight-complex="normal"/>
    </style:style>
    <style:style style:name="P34" style:family="paragraph" style:parent-style-name="Standard">
      <style:paragraph-properties fo:text-align="justify" style:justify-single-word="false"/>
      <style:text-properties fo:font-weight="normal" officeooo:rsid="002ab82d" officeooo:paragraph-rsid="002ab82d" style:font-weight-asian="normal" style:font-weight-complex="normal"/>
    </style:style>
    <style:style style:name="P35" style:family="paragraph" style:parent-style-name="Standard">
      <style:paragraph-properties fo:text-align="justify" style:justify-single-word="false"/>
      <style:text-properties fo:font-weight="normal" officeooo:rsid="002ab82d" officeooo:paragraph-rsid="002cb170" style:font-weight-asian="normal" style:font-weight-complex="normal"/>
    </style:style>
    <style:style style:name="P36" style:family="paragraph" style:parent-style-name="Standard">
      <style:paragraph-properties fo:text-align="justify" style:justify-single-word="false"/>
      <style:text-properties fo:font-weight="normal" officeooo:rsid="002b40a6" officeooo:paragraph-rsid="002b40a6" style:font-weight-asian="normal" style:font-weight-complex="normal"/>
    </style:style>
    <style:style style:name="P37" style:family="paragraph" style:parent-style-name="Standard">
      <style:paragraph-properties fo:text-align="justify" style:justify-single-word="false"/>
      <style:text-properties fo:font-weight="normal" officeooo:rsid="002cb170" officeooo:paragraph-rsid="002cb170" style:font-weight-asian="normal" style:font-weight-complex="normal"/>
    </style:style>
    <style:style style:name="P38" style:family="paragraph" style:parent-style-name="Standard" style:master-page-name="">
      <style:paragraph-properties fo:text-align="center" style:justify-single-word="false" style:page-number="auto"/>
      <style:text-properties fo:font-weight="bold" officeooo:rsid="000ead80" officeooo:paragraph-rsid="000ead80" style:font-weight-asian="bold" style:font-weight-complex="bold"/>
    </style:style>
    <style:style style:name="P39" style:family="paragraph" style:parent-style-name="Standard">
      <style:paragraph-properties fo:text-align="center" style:justify-single-word="false" fo:background-color="transparent">
        <style:background-image/>
      </style:paragraph-properties>
      <style:text-properties officeooo:rsid="00164aa4" officeooo:paragraph-rsid="00164aa4"/>
    </style:style>
    <style:style style:name="P40" style:family="paragraph" style:parent-style-name="Standard">
      <style:paragraph-properties fo:text-align="justify" style:justify-single-word="false" fo:background-color="transparent">
        <style:background-image/>
      </style:paragraph-properties>
      <style:text-properties officeooo:rsid="00164aa4" officeooo:paragraph-rsid="00169f53"/>
    </style:style>
    <style:style style:name="P41" style:family="paragraph" style:parent-style-name="Standard">
      <style:paragraph-properties fo:text-align="justify" style:justify-single-word="false" fo:background-color="transparent">
        <style:background-image/>
      </style:paragraph-properties>
      <style:text-properties officeooo:rsid="00164aa4" officeooo:paragraph-rsid="00164aa4"/>
    </style:style>
    <style:style style:name="P42" style:family="paragraph" style:parent-style-name="Standard">
      <style:paragraph-properties fo:text-align="justify" style:justify-single-word="false" fo:background-color="transparent">
        <style:background-image/>
      </style:paragraph-properties>
      <style:text-properties officeooo:paragraph-rsid="001ffe63"/>
    </style:style>
    <style:style style:name="P43" style:family="paragraph" style:parent-style-name="Standard">
      <style:paragraph-properties fo:text-align="justify" style:justify-single-word="false" fo:background-color="transparent">
        <style:background-image/>
      </style:paragraph-properties>
      <style:text-properties officeooo:paragraph-rsid="001ffe63" fo:background-color="transparent"/>
    </style:style>
    <style:style style:name="P44" style:family="paragraph" style:parent-style-name="Standard">
      <style:paragraph-properties fo:text-align="center" style:justify-single-word="false" fo:background-color="transparent">
        <style:background-image/>
      </style:paragraph-properties>
      <style:text-properties fo:font-weight="bold" officeooo:rsid="00164aa4" officeooo:paragraph-rsid="00164aa4" style:font-weight-asian="bold" style:font-weight-complex="bold"/>
    </style:style>
    <style:style style:name="P45" style:family="paragraph" style:parent-style-name="Standard">
      <style:paragraph-properties fo:text-align="center" style:justify-single-word="false" fo:background-color="transparent">
        <style:background-image/>
      </style:paragraph-properties>
      <style:text-properties fo:font-weight="bold" officeooo:rsid="00164aa4" officeooo:paragraph-rsid="001ffe63" style:font-weight-asian="bold" style:font-weight-complex="bold"/>
    </style:style>
    <style:style style:name="P46" style:family="paragraph" style:parent-style-name="Standard">
      <style:paragraph-properties fo:text-align="end" style:justify-single-word="false" fo:background-color="transparent">
        <style:background-image/>
      </style:paragraph-properties>
      <style:text-properties fo:font-weight="bold" officeooo:rsid="00164aa4" officeooo:paragraph-rsid="00164aa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98598" style:font-weight-asian="bold" style:font-weight-complex="bold"/>
    </style:style>
    <style:style style:name="T3" style:family="text">
      <style:text-properties fo:font-weight="bold" officeooo:rsid="001e5fda" style:font-weight-asian="bold" style:font-weight-complex="bold"/>
    </style:style>
    <style:style style:name="T4" style:family="text">
      <style:text-properties fo:font-weight="bold" officeooo:rsid="001c065e" style:font-weight-asian="bold" style:font-weight-complex="bold"/>
    </style:style>
    <style:style style:name="T5" style:family="text">
      <style:text-properties fo:font-weight="bold" officeooo:rsid="0018b4a7" style:font-weight-asian="bold" style:font-weight-complex="bold"/>
    </style:style>
    <style:style style:name="T6" style:family="text">
      <style:text-properties fo:font-weight="bold" officeooo:rsid="00176930" style:font-weight-asian="bold" style:font-weight-complex="bold"/>
    </style:style>
    <style:style style:name="T7" style:family="text">
      <style:text-properties fo:font-weight="bold" officeooo:rsid="00164aa4" style:font-weight-asian="bold" style:font-weight-complex="bold"/>
    </style:style>
    <style:style style:name="T8" style:family="text">
      <style:text-properties fo:font-weight="bold" officeooo:rsid="0022a740" style:font-weight-asian="bold" style:font-weight-complex="bold"/>
    </style:style>
    <style:style style:name="T9" style:family="text">
      <style:text-properties fo:font-weight="bold" officeooo:rsid="00213f4c" style:font-weight-asian="bold" style:font-weight-complex="bold"/>
    </style:style>
    <style:style style:name="T10" style:family="text">
      <style:text-properties fo:font-weight="bold" officeooo:rsid="0028acd0" style:font-weight-asian="bold" style:font-weight-complex="bold"/>
    </style:style>
    <style:style style:name="T11" style:family="text">
      <style:text-properties fo:font-weight="bold" officeooo:rsid="0029a089" style:font-weight-asian="bold" style:font-weight-complex="bold"/>
    </style:style>
    <style:style style:name="T12" style:family="text">
      <style:text-properties fo:font-weight="normal" officeooo:rsid="0028acd0" style:font-weight-asian="normal" style:font-weight-complex="normal"/>
    </style:style>
    <style:style style:name="T13" style:family="text">
      <style:text-properties officeooo:rsid="0013b17f"/>
    </style:style>
    <style:style style:name="T14" style:family="text">
      <style:text-properties officeooo:rsid="00149553"/>
    </style:style>
    <style:style style:name="T15" style:family="text">
      <style:text-properties officeooo:rsid="00164aa4"/>
    </style:style>
    <style:style style:name="T16" style:family="text">
      <style:text-properties officeooo:rsid="00169f53"/>
    </style:style>
    <style:style style:name="T17" style:family="text">
      <style:text-properties officeooo:rsid="00176930"/>
    </style:style>
    <style:style style:name="T18" style:family="text">
      <style:text-properties officeooo:rsid="00198598"/>
    </style:style>
    <style:style style:name="T19" style:family="text">
      <style:text-properties officeooo:rsid="001a4a7e" fo:background-color="#ffff00" loext:char-shading-value="0"/>
    </style:style>
    <style:style style:name="T20" style:family="text">
      <style:text-properties officeooo:rsid="001f0211"/>
    </style:style>
    <style:style style:name="T21" style:family="text">
      <style:text-properties officeooo:rsid="001ffe63"/>
    </style:style>
    <style:style style:name="T22" style:family="text">
      <style:text-properties officeooo:rsid="001a4a7e" fo:background-color="transparent" loext:char-shading-value="0"/>
    </style:style>
    <style:style style:name="T23" style:family="text">
      <style:text-properties officeooo:rsid="00213f4c"/>
    </style:style>
    <style:style style:name="T24" style:family="text">
      <style:text-properties officeooo:rsid="0022a740"/>
    </style:style>
    <style:style style:name="T25" style:family="text">
      <style:text-properties officeooo:rsid="0023e832"/>
    </style:style>
    <style:style style:name="T26" style:family="text">
      <style:text-properties officeooo:rsid="0026a9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xplicações sobre o Conversor ADC</text:p>
      <text:p text:style-name="P4"/>
      <text:p text:style-name="P10">1) Como o ADC realiza a captura dos sinais</text:p>
      <text:p text:style-name="P5"/>
      <text:p text:style-name="P5">As amostras do ADC estão em <text:span text:style-name="T1">counts</text:span>:</text:p>
      <text:p text:style-name="P5"/>
      <text:p text:style-name="P6">In statistics, <text:span text:style-name="T1">count data </text:span>is a statistical data type, a type of data in which the observations can take only the non-negative integer values {0, 1, 2, 3, ...}, and where these integers arise from counting rather than ranking (classificação dos números, tal como “nível alto” ou “nível baixo”, exemplo do binário). The statistical treatment of count data is distinct from that of binary data, in which the observations can take only two values, usually represented by 0 and 1, and from ordinal data, which may also consist of integers but where the individual values fall on an arbitrary scale and only the relative ranking is important.</text:p>
      <text:p text:style-name="P1"/>
      <text:p text:style-name="P6">No caso do nosso ADC a contagem vai de <text:s/>-2^15 a 2^15 -1. O ADC é de 16 bits, entretanto seus valores são obtidos pelo CRATE como valores positivos e negativos, cobrindo as duas fases da senóide. Logo, não temos valores disponíveis da ordem de 2^16, mas sim da ordem de 2^15. </text:p>
      <text:p text:style-name="P6">Um conversor AD de 16 bits poderia assumir o menor valor de 0000000000000000 até 1111111111111111 em binário. Como os valores do ADC retornam valores positivos ou negativos, um dos dígitos já estará sendo <text:s/>sempre utilizado, por isso contabilizamos apenas 2^15 ao invés de 2^16. </text:p>
      <text:p text:style-name="P7">O menor valor que o ADC pode assumir é de -2^15 (32768) e o maior valor é de +2^15-1 (32767). <text:span text:style-name="T13">Subtraímos 1 pois o valor 0000000000000000 (ou seja, o 0) é também um valor que pode ser obtido na conversão, portanto precisamos levar em consideração esta contagem. Exemplo: de 0 até 3 temos 4 números (0,1,2,3). De 2^2 temos (0,1,2,3) ou seja, 4 números que vão de 0 até o número 3 (e não até o número 4). Portanto o valor final que uma conversão AD pode assumir é 2^N-1.</text:span></text:p>
      <text:p text:style-name="P7"/>
      <text:p text:style-name="P7"><text:span text:style-name="T14">Considerando que o FUNDO DE ESCALA do nosso ADC é 2.25 Volts Pico-a-Pico, podemos ter os valores de +1.125 Volts ou -1.125 Volts. Quando o ADC medir -32768 estaremos medindo -1.125Volts</text:span> <text:span text:style-name="T15">(ou seja, o valor assumido na posição -2^15) e quando ele medir 32767 (ou seja, o valor assumido na posição 2^15) estaremos medindo +1.125 Volts.</text:span></text:p>
      <text:p text:style-name="P7"/>
      <text:p text:style-name="P8">A conversão do ADC para volts, portanto, é dada pela expressão:</text:p>
      <text:p text:style-name="P39"/>
      <text:p text:style-name="P40"><text:tab/> <text:s text:c="30"/><text:span text:style-name="T1"><text:s/>Volts = <text:s text:c="3"/>Leitura do ADC . </text:span><text:span text:style-name="T5">(</text:span><text:span text:style-name="T1">#Fundo de Escala[Vpp]/</text:span><text:span text:style-name="T5">2)</text:span><text:span text:style-name="T1"> <text:s text:c="37"/></text:span><text:span text:style-name="T6">(1)</text:span></text:p>
      <text:p text:style-name="P44"><text:s text:c="14"/>_______________________________________</text:p>
      <text:p text:style-name="P44"><text:s text:c="16"/>(#<text:span text:style-name="T16">Máxima Contagem do ADC-1)</text:span></text:p>
      <text:p text:style-name="P44"/>
      <text:p text:style-name="P44"/>
      <text:p text:style-name="P46"><text:span text:style-name="T17">#Máxima Contagem do ADC = 2^(N-1) <text:s text:c="45"/>(2)</text:span></text:p>
      <text:p text:style-name="P41"/>
      <text:p text:style-name="P9">Por ex<text:span text:style-name="T18">e</text:span>mplo,</text:p>
      <text:p text:style-name="P9"/>
      <text:p text:style-name="P9">No caso de um ADC de 16 bits com valores negativos e positivos, a #Máxima Contagem seria 2^(16-1) = 2^15 = 32768. Assumindo que o #Fundo de Escala do ADC é de 2.25 Vpp, para uma leitura de 2^15 (32768) mediríamos 1.125 V. Para uma leitura de 20000, mediríamos 0.687 Volts de amplitude. </text:p>
      <text:p text:style-name="P1"/>
      <text:p text:style-name="P2"><text:span text:style-name="T2">Obs.:</text:span><text:span text:style-name="T18"> No caso do ADC atual, juntamente do CRATE, os valores que ele retorna não precisam ser multiplicados pelo Fundo de Escala. Sua conversão é direta, bastando dividir pela Máxima Contagem do ADC para obter o valor em nível de tensão Vp (tensão de pico). </text:span><text:span text:style-name="T19">Por que?</text:span></text:p>
      <text:p text:style-name="P43"/>
      <text:p text:style-name="P42"><text:span text:style-name="T22"><text:s text:c="46"/></text:span><text:span text:style-name="T7">Volts (via Crate) = <text:s text:c="9"/>Leitura do ADC <text:s text:c="58"/>(3)</text:span></text:p>
      <text:p text:style-name="P45"><text:s text:c="32"/>____________________</text:p>
      <text:p text:style-name="P45"><text:s text:c="28"/>(#<text:span text:style-name="T16">Máxima Contagem do ADC)</text:span></text:p>
      <text:p text:style-name="P18"/>
      <text:p text:style-name="P18">Referência: </text:p>
      <text:p text:style-name="P18"><text:a xlink:type="simple" xlink:href="https://learn.sparkfun.com/tutorials/analog-to-digital-conversion/relating-adc-value-to-voltage" text:style-name="Internet_20_link" text:visited-style-name="Visited_20_Internet_20_Link">https://learn.sparkfun.com/tutorials/analog-to-digital-conversion/relating-adc-value-to-voltage</text:a></text:p>
      <text:p text:style-name="P18"/>
      <text:p text:style-name="P3"><text:soft-page-break/><text:span text:style-name="T3">2</text:span><text:span text:style-name="T4">) Conversão para dBFS, dBm e dB</text:span></text:p>
      <text:p text:style-name="P1"/>
      <text:p text:style-name="P14">Decibel (dB):</text:p>
      <text:p text:style-name="P11">dB = 10.log10(<text:span text:style-name="T20">P2/P1) <text:s text:c="74"/>(4)</text:span></text:p>
      <text:p text:style-name="P19"/>
      <text:p text:style-name="P20">Fazendo:</text:p>
      <text:p text:style-name="P20"/>
      <text:p text:style-name="P22">P=V.I</text:p>
      <text:p text:style-name="P22">P=V.V/R</text:p>
      <text:p text:style-name="P22">P=V^2/R</text:p>
      <text:p text:style-name="P20"/>
      <text:p text:style-name="P22">Admitindo R = 50 ohms.</text:p>
      <text:p text:style-name="P22"/>
      <text:p text:style-name="P20"/>
      <text:p text:style-name="P20">P = ((Vp^2)/50)=((Vp<text:span text:style-name="T21">p</text:span>/2)^2)/50</text:p>
      <text:p text:style-name="P20"/>
      <text:p text:style-name="P23">obs: Vp é o valor medido pelo ADC e convertido em Volts, conforme equação (3).</text:p>
      <text:p text:style-name="P24">obs 2: P1 = 1, para obter em dB à 1 W.</text:p>
      <text:p text:style-name="P24"/>
      <text:p text:style-name="P12">dB = <text:span text:style-name="T25">2</text:span>0.log10(<text:span text:style-name="T25">Vp/50) <text:s text:c="73"/>(5)</text:span></text:p>
      <text:p text:style-name="P19"/>
      <text:p text:style-name="P14">Decibel Miliwatt (dBm):</text:p>
      <text:p text:style-name="P14"/>
      <text:p text:style-name="P20">Considerando P1 = 0.001 W, obtemos o resultado em dBm</text:p>
      <text:p text:style-name="P20"/>
      <text:p text:style-name="P13">dBm = 10.log10(P2/0.001W) <text:s text:c="61"/><text:span text:style-name="T23">(6)</text:span></text:p>
      <text:p text:style-name="P21"/>
      <text:p text:style-name="P20">dBm = 10.log10(P2/0.001W) <text:span text:style-name="T23">= 10.log10((Vp²/50)/0.001)</text:span></text:p>
      <text:p text:style-name="P20"/>
      <text:p text:style-name="P14">Decibels relative to full scale (dBFS):</text:p>
      <text:p text:style-name="P1"/>
      <text:p text:style-name="P15">dBFS = 10.log10(Potência Medida [W] / Potência Fundo de Escala [W]) <text:s text:c="26"/><text:span text:style-name="T24">(7)</text:span></text:p>
      <text:p text:style-name="P15">dBFS = 20.log10(Tensão Medida [V] / Tensão Fundo de Escala [V]) <text:s text:c="28"/><text:span text:style-name="T24">(8)</text:span></text:p>
      <text:p text:style-name="P15">dBFS = 20.log10(Valor Medido em AD/Fundo de Escala em AD) <text:s text:c="30"/><text:span text:style-name="T24">(9)</text:span></text:p>
      <text:p text:style-name="P25"/>
      <text:p text:style-name="P26">No caso de estarmos analisando as amplitudes já transformadas em FFT, pode-se fazer:</text:p>
      <text:p text:style-name="P26"/>
      <text:p text:style-name="P26"><text:span text:style-name="T9"><text:s text:c="52"/>dBFS = 20.log10(</text:span><text:span text:style-name="T1">abs(Amplitude</text:span><text:span text:style-name="T9"> </text:span><text:span text:style-name="T1">FFT</text:span><text:span text:style-name="T9">[V]</text:span><text:span text:style-name="T1">)</text:span><text:span text:style-name="T9"> / </text:span><text:span text:style-name="T1">N</text:span><text:span text:style-name="T9">) <text:s text:c="42"/></text:span><text:span text:style-name="T8">(10)</text:span></text:p>
      <text:p text:style-name="P25"/>
      <text:p text:style-name="P25">Com:</text:p>
      <text:p text:style-name="P25"/>
      <text:p text:style-name="P16">N = FFT length <text:s text:c="74"/><text:span text:style-name="T26">(11)</text:span></text:p>
      <text:p text:style-name="P16"/>
      <text:p text:style-name="P27"><text:span text:style-name="T3">2</text:span><text:span text:style-name="T4">) </text:span><text:span text:style-name="T10">FFT</text:span></text:p>
      <text:p text:style-name="P27"/>
      <text:p text:style-name="P29">Para obter a amplitude e um sinal que foi realizado uma FFT devemos:</text:p>
      <text:p text:style-name="P29"/>
      <text:p text:style-name="P29">- Dividir o valor absoluto da amplitude da FFT pelo Número de Pontos de FFT utilizados no cálculo</text:p>
      <text:p text:style-name="P29"/>
      <text:p text:style-name="P29">Ao fazer isso, estamos normalizando os valores obtidos da FFT.</text:p>
      <text:p text:style-name="P29"/>
      <text:p text:style-name="P29"/>
      <text:p text:style-name="P29">- Caso seja analisado apenas metade do gráfico da FFT (a segunda metade é o complexo conjugado da primeira parte), devemos dividir os valores da FFT por (Número de Pontos de FFT/2).</text:p>
      <text:p text:style-name="P27"/>
      <text:p text:style-name="P31">Referência: <text:a xlink:type="simple" xlink:href="http://www.mathworks.com/help/matlab/ref/fft.html" text:style-name="Internet_20_link" text:visited-style-name="Visited_20_Internet_20_Link">http://www.mathworks.com/help/matlab/ref/fft.html</text:a></text:p>
      <text:p text:style-name="P28"><text:soft-page-break/><text:span text:style-name="T11">3</text:span><text:span text:style-name="T4">) </text:span><text:span text:style-name="T11">Aliasing</text:span></text:p>
      <text:p text:style-name="P28"/>
      <text:p text:style-name="P32">Refers to the distortion or artifact that results when the signal reconstructed from samples is different from the original continuous signal. Aliasing is generally avoided by applying low pass filters- anti-aliasing filters to the analog signal before sampling.</text:p>
      <text:p text:style-name="P32"/>
      <text:p text:style-name="P17">4) Critério de Nyquist</text:p>
      <text:p text:style-name="P33"/>
      <text:p text:style-name="P33">A continuous analog signal is sampled at discrete intervals, ts = 1/fs (fs = Sample Frequency ou Frequência do Clock), which must be carefully chosen to ensure an accurate representation of the original analog signal. It is clear that the more samples taken (faster sampling rates), the more accurate the digital representation, but if fewer samples are taken (lower sampling rates), a point is reached where critical information about the signal is actually lost. </text:p>
      <text:p text:style-name="P34">Simply stated, <text:span text:style-name="T1">the Nyquist criterion requires that the sampling frequency be at least twice the highest frequency contained in the signal</text:span>, or information about the signal will be lost. <text:span text:style-name="T1">If the sampling frequency is less than twice the maximum analog signal frequency, a phenomenon known as aliasing will occur</text:span>. </text:p>
      <text:p text:style-name="P34"/>
      <text:p text:style-name="P34">Ou seja, se usamos uma frequência de input signal maior que a metade da frequência do clock, ocorrerá aliasing.</text:p>
      <text:p text:style-name="P34"/>
      <text:p text:style-name="P37"><text:s/>If fs &gt; 2fa the frequency domain output of the sampler shows aliases or images of the original signal around every multiple of fs, i.e. at frequencies equal to |± Kfs ± fa|, K = 1, 2, 3, 4, ..... <text:s/></text:p>
      <text:p text:style-name="P37"/>
      <text:p text:style-name="P37">Ou seja, as harmônicas são aliasings.</text:p>
      <text:p text:style-name="P35"/>
      <text:p text:style-name="P36">Referẽncia: <text:a xlink:type="simple" xlink:href="http://www.analog.com/media/en/training-seminars/tutorials/MT-002.pdf" text:style-name="Internet_20_link" text:visited-style-name="Visited_20_Internet_20_Link">http://www.analog.com/media/en/training-seminars/tutorials/MT-002.pdf</text:a></text:p>
      <text:p text:style-name="P36"/>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deu </meta:initial-creator>
    <meta:creation-date>2016-11-28T10:18:50.404351788</meta:creation-date>
    <dc:date>2016-11-30T06:43:59.443576417</dc:date>
    <dc:creator>tadeu </dc:creator>
    <meta:editing-duration>PT3H46M12S</meta:editing-duration>
    <meta:editing-cycles>34</meta:editing-cycles>
    <meta:generator>LibreOffice/4.3.3.2$Linux_X86_64 LibreOffice_project/430m0$Build-2</meta:generator>
    <meta:document-statistic meta:table-count="0" meta:image-count="0" meta:object-count="0" meta:page-count="3" meta:paragraph-count="60" meta:word-count="978" meta:character-count="6660" meta:non-whitespace-character-count="4952"/>
  </office:meta>
</office:document-meta>
</file>